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10cc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271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8164" officeooo:paragraph-rsid="000e816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10c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271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b78" officeooo:paragraph-rsid="00147b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410" officeooo:paragraph-rsid="0016e36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e8164" officeooo:paragraph-rsid="000e816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f6410" officeooo:paragraph-rsid="000f641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10ccb" officeooo:paragraph-rsid="00110ccb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f6410" officeooo:paragraph-rsid="0016e367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6e367" officeooo:paragraph-rsid="0016e367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6e367" officeooo:paragraph-rsid="0018c0c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cdbcc" officeooo:paragraph-rsid="001cd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cdbcc" officeooo:paragraph-rsid="002091c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e0e54" officeooo:paragraph-rsid="001e0e5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e6162" officeooo:paragraph-rsid="001e616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e0e54" officeooo:paragraph-rsid="001e0e54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18c0c6"/>
    </style:style>
    <style:style style:name="P22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1ba0c6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weight="normal" officeooo:rsid="0019de67" officeooo:paragraph-rsid="0019de67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weight="normal" officeooo:rsid="0019de67" officeooo:paragraph-rsid="00221bcd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weight="normal" officeooo:rsid="001ba0c6" officeooo:paragraph-rsid="001ba0c6" style:font-size-asian="10.5pt" style:font-weight-asian="normal" style:font-size-complex="12pt" style:font-weight-complex="normal"/>
    </style:style>
    <style:style style:name="T1" style:family="text">
      <style:text-properties officeooo:rsid="00110ccb"/>
    </style:style>
    <style:style style:name="T2" style:family="text">
      <style:text-properties officeooo:rsid="00127113"/>
    </style:style>
    <style:style style:name="T3" style:family="text">
      <style:text-properties officeooo:rsid="00156947"/>
    </style:style>
    <style:style style:name="T4" style:family="text">
      <style:text-properties officeooo:rsid="0016e367"/>
    </style:style>
    <style:style style:name="T5" style:family="text">
      <style:text-properties fo:font-size="12pt" fo:font-weight="normal" officeooo:rsid="000f641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9de6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ba0c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c1a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69615" style:font-size-asian="10.5pt" style:font-weight-asian="normal" style:font-size-complex="12pt" style:font-weight-complex="normal"/>
    </style:style>
    <style:style style:name="T10" style:family="text">
      <style:text-properties officeooo:rsid="002091c3"/>
    </style:style>
    <style:style style:name="T11" style:family="text">
      <style:text-properties officeooo:rsid="0021d6dc"/>
    </style:style>
    <style:style style:name="T12" style:family="text">
      <style:text-properties officeooo:rsid="00221bcd"/>
    </style:style>
    <style:style style:name="T13" style:family="text">
      <style:text-properties officeooo:rsid="002381a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lhasználói kézikönyv</text:p>
      <text:p text:style-name="P8"/>
      <text:p text:style-name="P9">A program installálása</text:p>
      <text:p text:style-name="P9"/>
      <text:p text:style-name="P3">Gépigény:</text:p>
      <text:p text:style-name="P3"/>
      <text:p text:style-name="P3">Telepítés folyamata:</text:p>
      <text:p text:style-name="P3"/>
      <text:p text:style-name="P10">A program indítása</text:p>
      <text:p text:style-name="P10"/>
      <text:p text:style-name="P11">Fontos beállítások</text:p>
      <text:p text:style-name="P11"/>
      <text:p text:style-name="P11">Ablakok</text:p>
      <text:p text:style-name="P11"/>
      <text:p text:style-name="P7"><text:span text:style-name="T3">A VDManager két ablakos fájlkezelő program. A bal- és jobboldali ablakban az aktuális könyvtár tartalmát mutatja meg. Sorrendben először a könyvtárak majd a fájlok következnek. </text:span><text:span text:style-name="T4">Minden fájlról és könyvtárról a következő információkat láthatju</text:span><text:span text:style-name="T13">k (A Nézet menüpontban ezt bármikor módosíthatjuk)</text:span><text:span text:style-name="T4">: </text:span></text:p>
      <text:list xml:id="list36574257" text:style-name="L1">
        <text:list-item>
          <text:p text:style-name="P13">Ikon, mely jelzi, <text:s/>hogy könyvtárról vagy fájlról van e szó.</text:p>
        </text:list-item>
        <text:list-item>
          <text:p text:style-name="P14">A fájl vagy könyvtár neve. </text:p>
        </text:list-item>
        <text:list-item>
          <text:p text:style-name="P15">A létrehozás dátuma.</text:p>
          <text:p text:style-name="P21"><text:span text:style-name="T5">Az ablakok tetején lévő legördülő menüből visszakövethetjük, hogy merre jártunk a program indítása óta, majd vissza is térhetünk oda. Ehhez a legördülő menüből ki kell választanunk a kívánatos helyet és máris odadob minket a program. Lépéseinket egyesével is visszakövethetjük a Back gomb megnyomásával, majd a Go gombra kattintva odaugorhatunk. A </text:span><text:span text:style-name="T8">navigátor történet</text:span><text:span text:style-name="T5"> alatt találjuk meg a meghajtókat </text:span><text:span text:style-name="T8">(Linuxnál a felcsatolási pontokat)</text:span><text:span text:style-name="T5">. A meghajtóváltás egyszerűen történik, csak kattintsunk rá a kívánt gombra. Ebbe a menübe nem csak a meghajtókat tehetjük be, hanem az alatta lévő menüválasztóval áttérhetünk a leggyakrabban használt könyvtárainkhoz, helyeinkhez (Kedvencek menüpont). </text:span><text:span text:style-name="T8">A felhasználó bármely könyvtárat behúzhat ide, így nagyon egyszerűen juthat el a sűrűn használt, látogatott helyekre. </text:span><text:span text:style-name="T5">A könyvtárak és fájlok listája alatt találjuk a leggyakrabban használt műveletek gombjait, az őket működtető gyorsbillentyűk mellett. (Műveleteket lásd </text:span><text:span text:style-name="T6">később</text:span><text:span text:style-name="T5">). </text:span><text:span text:style-name="T6">A gombok megnyomásával a következő dolgokat érhetjük el:</text:span></text:p>
        </text:list-item>
        <text:list-item>
          <text:p text:style-name="P23">Súgó: A program help-rendszere indul el.</text:p>
        </text:list-item>
        <text:list-item>
          <text:p text:style-name="P24"><text:span text:style-name="T12">Nézőke: A kiválasztott fájlt jeleníti meg.</text:span></text:p>
        </text:list-item>
        <text:list-item>
          <text:p text:style-name="P23">Külső szerkesztés: A kiválasztott fájlt, ha lehetséges, módosíthatjuk.</text:p>
        </text:list-item>
        <text:list-item>
          <text:p text:style-name="P23">Átnevezés: A kiválasztott fájl vagy könyvtár nevét változtathatjuk meg.</text:p>
        </text:list-item>
        <text:list-item>
          <text:p text:style-name="P23">Másolás: A kiválasztott fájl(ok) és/vagy könyvtár(ak) duplikációját tehetjük meg.</text:p>
        </text:list-item>
        <text:list-item>
          <text:p text:style-name="P23">Áthelyezés: A kiválasztott fájl(ok) és/vagy könyvtár(ak) áthelyezését tehetjük meg.</text:p>
        </text:list-item>
        <text:list-item>
          <text:p text:style-name="P25">Új könyvtár: Az aktuális helyen létrehoz egy új könyvtárat, aminek meg kell adnunk a nevét.</text:p>
        </text:list-item>
        <text:list-item>
          <text:p text:style-name="P22"><text:span text:style-name="T7">Törlés: A kiválasztott f</text:span><text:span text:style-name="T6">ájl(ok) és/vagy könyvtár(ak) </text:span><text:span text:style-name="T7">eltávolítását</text:span><text:span text:style-name="T6"> tehetjük meg.</text:span></text:p>
        </text:list-item>
      </text:list>
      <text:p text:style-name="P11"/>
      <text:p text:style-name="P12">Műveletek</text:p>
      <text:p text:style-name="P12"/>
      <text:p text:style-name="P4">Másolás:</text:p>
      <text:p text:style-name="P1"><text:span text:style-name="T1">Az egyik ablakban megkeressük a forrás fájlt (vagy könyvtárat/jegyzéket), a másik ablakba pedig beállítjuk a cél könyvtárat. A forrás kijelölése után a másolás gombra történő kattintással, vagy az F5 gomb megnyomásával a célkönyvtárban létrejön a másolat. </text:span><text:span text:style-name="T2">A művelet megkezdése előtt egy kis ablakban megadhatjuk a másolat nevét, mely alapesetben megegyezik az eredeti nevével. </text:span><text:span text:style-name="T1">Ha esetleg a célkönyvtárban van a forrással megegyező nevű fájl vagy könyvtár, egy üzenet tájékoztat minket </text:span><text:soft-page-break/><text:span text:style-name="T1">erről, majd utasítást adhatunk, hogy a program felül írja e az adott fájlt (fájlokat), vagy hagyja esetleg figyelmen kívül.</text:span></text:p>
      <text:p text:style-name="P4">A folyamatot a mégse gomb megnyomásával félbeszakíthatjuk.</text:p>
      <text:p text:style-name="P4"/>
      <text:p text:style-name="P4">Törlés:</text:p>
      <text:p text:style-name="P4">Egy ablakos művelet. Megkeressük a törölni kívánt fájlt (vagy könyvtárat), kijelöljük, majd a törlés gombra kattintással (vagy az F8 megnyomásával) eltávolíthatjuk. Fontos, hogy azt a könyvtárat amiben éppen vagyunk, vagy azt a fájlt, amit éppen használunk, nem tudjuk törölni, erről egy üzenet tájékoztat minket.</text:p>
      <text:p text:style-name="P4"/>
      <text:p text:style-name="P4">Áthelyezés:</text:p>
      <text:p text:style-name="P2"><text:span text:style-name="T1">Két ablakos művelet. Az egyik ablakban megkeressük a forrás fájlt (vagy könyvtárat) amit át kívánunk helyezni, a másik ablakot pedig a célkönyvtárra állítjuk. Az áthelyezendő fájl (vagy könyvtár) kijelölése után az áthelyez gomb megnyomásával (vagy az F6 megnyomásával) sikeresen módosíthatjuk a fájl elérési útvonalát. </text:span><text:span text:style-name="T2">Ha a </text:span><text:span text:style-name="T1">célkönyvtárban van a forrással megegyező nevű fájl vagy könyvtár, egy üzenet tájékoztat minket erről, majd utasítást adhatunk, hogy a program felül írja e az adott fájlt (fájlokat), vagy hagyja esetleg figyelmen kívül.</text:span></text:p>
      <text:p text:style-name="P5"/>
      <text:p text:style-name="P6">Átnevezés:</text:p>
      <text:p text:style-name="P6">Egy ablakos művelet. Az ablakban beállítjuk azt a fájlt (vagy könyvtárat) melynek meg kívánjuk változtatni a nevét, majd az F2 gomb megnyomásával megadhatjuk, hogy mi legyen az új név.</text:p>
      <text:p text:style-name="P6"/>
      <text:p text:style-name="P16">Végrehajtás:</text:p>
      <text:p text:style-name="P17">A kiválasztott fájlt futtatja. A parancsot az <text:span text:style-name="T10">Enter</text:span> gomb megnyomásával <text:span text:style-name="T10">vagy az egér dupla bal kattintásával </text:span>is kiadhatjuk. Amennyiben a fájl nem futtatható, arról hibaüzenet formájában kapunk tájékoztatást. </text:p>
      <text:p text:style-name="P16"/>
      <text:p text:style-name="P20">Gyorsbillentyűk:</text:p>
      <text:p text:style-name="P18">F1 – Súgó</text:p>
      <text:p text:style-name="P18">F2 – Átnevezés</text:p>
      <text:p text:style-name="P18">F3 – <text:span text:style-name="T11">Nézőke</text:span></text:p>
      <text:p text:style-name="P18">F4 – Külső szerkesztés</text:p>
      <text:p text:style-name="P18">F5 – Másolás</text:p>
      <text:p text:style-name="P18">F6 – Áthelyezés</text:p>
      <text:p text:style-name="P18">F7 – Új könyvtár</text:p>
      <text:p text:style-name="P18">F8 – Törlés</text:p>
      <text:p text:style-name="P18">A nyilakkal mozoghatunk az aktuális ablakban.</text:p>
      <text:p text:style-name="P18">Enter – Belépés a kiválasztott könyvtárba, <text:span text:style-name="T11">vagy a kiválasztott fájl futtatása.</text:span></text:p>
      <text:p text:style-name="P18">Shift – A gomb nyomva tartásával az egymás utáni fájlokat (könyvtárakat) jelölhetjük ki.</text:p>
      <text:p text:style-name="P18">Ctrl – Egyéni kijelölése több fájlnak és/vagy könyvtárnak.</text:p>
      <text:p text:style-name="P18">Tab – Ablakok közötti váltás.</text:p>
      <text:p text:style-name="P19">Alt + F4 – kilépés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5:40:12.65</meta:creation-date>
    <dc:date>2010-12-04T16:59:46.12</dc:date>
    <meta:editing-duration>PT02H00M05S</meta:editing-duration>
    <meta:editing-cycles>18</meta:editing-cycles>
    <meta:generator>OpenOffice.org/3.2$Win32 OpenOffice.org_project/320m19$Build-9505</meta:generator>
    <meta:document-statistic meta:table-count="0" meta:image-count="0" meta:object-count="0" meta:page-count="2" meta:paragraph-count="47" meta:word-count="646" meta:character-count="4518"/>
  </office:meta>
</office:document-meta>
</file>